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57mm"/>
    </style:style>
    <style:style style:name="co2" style:family="table-column">
      <style:table-column-properties fo:break-before="auto" style:column-width="47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ataset search : </text:p>
          </table:table-cell>
          <table:table-cell office:value-type="string" calcext:value-type="string">
            <text:p>https://toolbox.google.com/datasetsearc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D matrices (maps) – Uber [crawlable ?]</text:p>
          </table:table-cell>
          <table:table-cell office:value-type="string" calcext:value-type="string">
            <text:p>https://movement.uber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 scientific corpuses :</text:p>
          </table:table-cell>
          <table:table-cell office:value-type="string" calcext:value-type="string">
            <text:p>http://gen.lib.rus.ec/scimag/repository_torrent/</text:p>
          </table:table-cell>
        </table:table-row>
        <table:table-row table:style-name="ro1">
          <table:table-cell/>
          <table:table-cell office:value-type="string" calcext:value-type="string">
            <text:p>https://core.ac.uk/services#dump-structure</text:p>
          </table:table-cell>
        </table:table-row>
        <table:table-row table:style-name="ro1">
          <table:table-cell/>
          <table:table-cell office:value-type="string" calcext:value-type="string">
            <text:p>https://www.reddit.com/r/DataHoarder/comments/9ifnda/600_gb_corpus_of_all_paywalled_scholarly_sources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ademic graph (microsoft)</text:p>
          </table:table-cell>
          <table:table-cell office:value-type="string" calcext:value-type="string">
            <text:p>https://www.microsoft.com/en-us/research/project/microsoft-academic-graph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light live data</text:p>
          </table:table-cell>
          <table:table-cell office:value-type="string" calcext:value-type="string">
            <text:p>https://fr.flightaware.com/live/flight/ACA875/history/20190306/0915Z/EDDF/CYUL/tracklo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 arxiv labelling</text:p>
          </table:table-cell>
          <table:table-cell office:value-type="string" calcext:value-type="string">
            <text:p>http://140.112.31.185:8800/abstract/?id=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UISA JRC EC</text:p>
          </table:table-cell>
          <table:table-cell table:style-name="ce1" office:value-type="string" calcext:value-type="string">
            <text:p><text:a xlink:href="https://data.jrc.ec.europa.eu/collection/luisa" xlink:type="simple">https://data.jrc.ec.europa.eu/collection/luis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HSL FUA</text:p>
          </table:table-cell>
          <table:table-cell office:value-type="string" calcext:value-type="string">
            <text:p><text:a xlink:href="https://ec.europa.eu/knowledge4policy/dataset/347f0337-f2da-4592-87b3-e25975ec2c95_en" xlink:type="simple">https://ec.europa.eu/knowledge4policy/dataset/347f0337-f2da-4592-87b3-e25975ec2c95_en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7:15:28.05089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47:45.706705000</meta:creation-date>
    <dc:date>2019-12-17T17:15:52.785860000</dc:date>
    <meta:editing-duration>PT4M45S</meta:editing-duration>
    <meta:editing-cycles>8</meta:editing-cycles>
    <meta:generator>LibreOffice/5.4.6.2$MacOSX_X86_64 LibreOffice_project/4014ce260a04f1026ba855d3b8d91541c224eab8</meta:generator>
    <meta:document-statistic meta:table-count="1" meta:cell-count="18" meta:object-count="0"/>
    <meta:user-defined meta:name=""/>
  </office:meta>
</office:document-meta>
</file>